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20D4BBF152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stroke="none" draw:fill="none" fo:min-height="2.36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4.455cm" svg:x="1cm" svg:y="7.622cm">
          <draw:image xlink:href="Pictures/10000000000002B20000020D4BBF1525.png" xlink:type="simple" xlink:show="embed" xlink:actuate="onLoad">
            <text:p text:style-name="P2"/>
          </draw:image>
        </draw:frame>
        <draw:custom-shape draw:style-name="gr2" draw:text-style-name="P1" draw:layer="layout" svg:width="13.5cm" svg:height="3.5cm" svg:x="4.5cm" svg:y="18.5cm">
          <text:p text:style-name="P2"/>
          <draw:enhanced-geometry svg:viewBox="0 0 21600 21600" draw:mirror-vertical="true" draw:glue-points="10800 0 0 10800 10800 21600 21600 10800 ?f40 ?f41" draw:text-areas="0 0 21600 21600" draw:type="rectangular-callout" draw:modifiers="12448.6778757129 31082.77634961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3.223cm" svg:height="3.399cm" svg:x="4.777cm" svg:y="18.387cm">
          <draw:text-box>
            <text:p text:style-name="P2">Es:</text:p>
            <text:p text:style-name="P2">­ Aule disponibili</text:p>
            <text:p text:style-name="P2">­ Capienza (vincolo)</text:p>
            <text:p text:style-name="P2">­ Orario e periodi di non disponibilità (vincolo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creator>mattia</dc:creator>
    <dc:date>2009-01-02T12:32:25</dc:date>
    <meta:editing-cycles>1</meta:editing-cycles>
    <meta:editing-duration>PT11M2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